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26141732283465pt" style:use-optimal-column-width="true"/>
    </style:style>
    <style:style style:name="ACOL-2" style:family="table-column">
      <style:table-column-properties style:column-width="114.75pt" style:use-optimal-column-width="true"/>
    </style:style>
    <style:style style:name="ACOL-3" style:family="table-column">
      <style:table-column-properties style:column-width="126.75pt" style:use-optimal-column-width="true"/>
    </style:style>
    <style:style style:name="ACOL-4" style:family="table-column">
      <style:table-column-properties style:column-width="120.75pt" style:use-optimal-column-width="true"/>
    </style:style>
    <style:style style:name="ACOL-5" style:family="table-column"/>
    <style:style style:name="AROW-1" style:family="table-row">
      <style:table-row-properties style:row-height="12.84094488188976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false">
        <office:forms form:automatic-focus="false" form:apply-design-mode="false">
          <form:form/>
        </office:forms>
        <table:table-column table:style-name="ACOL-1" table:number-columns-repeated="4"/>
        <table:table-column table:style-name="ACOL-2" table:number-columns-repeated="3"/>
        <table:table-column table:style-name="ACOL-3"/>
        <table:table-column table:style-name="ACOL-4"/>
        <table:table-column table:style-name="ACOL-0" table:number-columns-repeated="3"/>
        <table:table-column table:style-name="ACOL-0" table:number-columns-repeated="116"/>
        <table:table-row table:style-name="AROW-1">
          <table:table-cell table:style-name="ACE-0" office:value-type="string">
            <text:p>Pendel l</text:p>
          </table:table-cell>
          <table:table-cell table:style-name="ACE-0" office:value-type="string">
            <text:p>uns </text:p>
          </table:table-cell>
          <table:table-cell table:style-name="ACE-0" office:value-type="string">
            <text:p>pendel rechts</text:p>
          </table:table-cell>
          <table:table-cell table:style-name="ACE-0" office:value-type="string">
            <text:p>uns</text:p>
          </table:table-cell>
          <table:table-cell table:style-name="ACE-0"/>
          <table:table-cell table:style-name="ACE-0" office:value-type="string">
            <text:p>pendel rechts wird ausgel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8.699999999999999">
            <text:p>28,7</text:p>
          </table:table-cell>
          <table:table-cell table:style-name="ACE-0" office:value-type="float" office:value="3">
            <text:p>3</text:p>
          </table:table-cell>
          <table:table-cell table:number-columns-repeated="124" table:style-name="ACE-0"/>
        </table:table-row>
        <table:table-row table:style-name="AROW-2">
          <table:table-cell table:style-name="ACE-0" office:value-type="float" office:value="4.5999999999999996">
            <text:p>4,6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style-name="ACE-0"/>
          <table:table-cell table:style-name="ACE-0" table:formula="of:=[.A3]/[.C3]" office:value-type="float" office:value="0.091999999999999998">
            <text:p>0,092</text:p>
          </table:table-cell>
          <table:table-cell table:style-name="ACE-0" table:formula="of:=([.A3]+0.59999999999999998/(2*SQRT(6)))/([.C3]+0.59999999999999998/(2*SQRT(6)))" office:value-type="float" office:value="0.094218701998659116">
            <text:p>0,09421870199865912</text:p>
          </table:table-cell>
          <table:table-cell table:style-name="ACE-0" table:formula="of:=([.A3]-0.59999999999999998/(2*SQRT(6)))/([.C3]-0.59999999999999998/(2*SQRT(6)))" office:value-type="float" office:value="0.089770401935964486">
            <text:p>0,08977040193596449</text:p>
          </table:table-cell>
          <table:table-cell table:style-name="ACE-0" table:formula="of:=[.E3]-[.G3]" office:value-type="float" office:value="0.0022295980640355123">
            <text:p>0,0022295980640355123</text:p>
          </table:table-cell>
          <table:table-cell table:style-name="ACE-0" table:formula="of:=[.F3]-[.E3]" office:value-type="float" office:value="0.0022187019986591172">
            <text:p>0,002218701998659117</text:p>
          </table:table-cell>
          <table:table-cell table:number-columns-repeated="119" table:style-name="ACE-0"/>
        </table:table-row>
        <table:table-row table:style-name="AROW-1">
          <table:table-cell table:style-name="ACE-0" office:value-type="float" office:value="2.3999999999999999">
            <text:p>2,4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/>
          <table:table-cell table:style-name="ACE-0" table:formula="of:=[.A4]/[.C4]" office:value-type="float" office:value="0.059999999999999998">
            <text:p>0,06</text:p>
          </table:table-cell>
          <table:table-cell table:style-name="ACE-0" table:formula="of:=([.A4]+0.59999999999999998/(2*SQRT(6)))/([.C4]+0.59999999999999998/(2*SQRT(6)))" office:value-type="float" office:value="0.062869364848065684">
            <text:p>0,06286936484806568</text:p>
          </table:table-cell>
          <table:table-cell table:style-name="ACE-0" table:formula="of:=([.A4]-0.59999999999999998/(2*SQRT(6)))/([.C4]-0.59999999999999998/(2*SQRT(6)))" office:value-type="float" office:value="0.057113009986698389">
            <text:p>0,05711300998669839</text:p>
          </table:table-cell>
          <table:table-cell table:style-name="ACE-0" table:formula="of:=[.E4]-[.G4]" office:value-type="float" office:value="0.0028869900133016088">
            <text:p>0,002886990013301609</text:p>
          </table:table-cell>
          <table:table-cell table:style-name="ACE-0" table:formula="of:=[.F4]-[.E4]" office:value-type="float" office:value="0.0028693648480656864">
            <text:p>0,0028693648480657</text:p>
          </table:table-cell>
          <table:table-cell table:number-columns-repeated="119" table:style-name="ACE-0"/>
        </table:table-row>
        <table:table-row table:style-name="AROW-1">
          <table:table-cell table:style-name="ACE-0" office:value-type="float" office:value="6.5999999999999996">
            <text:p>6,6</text:p>
          </table:table-cell>
          <table:table-cell table:style-name="ACE-0"/>
          <table:table-cell table:style-name="ACE-0" office:value-type="float" office:value="60">
            <text:p>60</text:p>
          </table:table-cell>
          <table:table-cell table:style-name="ACE-0"/>
          <table:table-cell table:style-name="ACE-0" table:formula="of:=[.A5]/[.C5]" office:value-type="float" office:value="0.11">
            <text:p>0,11</text:p>
          </table:table-cell>
          <table:table-cell table:style-name="ACE-0" table:formula="of:=([.A5]+0.59999999999999998/(2*SQRT(6)))/([.C5]+0.59999999999999998/(2*SQRT(6)))" office:value-type="float" office:value="0.11181300411341466">
            <text:p>0,11181300411341466</text:p>
          </table:table-cell>
          <table:table-cell table:style-name="ACE-0" table:formula="of:=([.A5]-0.59999999999999998/(2*SQRT(6)))/([.C5]-0.59999999999999998/(2*SQRT(6)))" office:value-type="float" office:value="0.10817957918901576">
            <text:p>0,10817957918901576</text:p>
          </table:table-cell>
          <table:table-cell table:style-name="ACE-0" table:formula="of:=[.E5]-[.G5]" office:value-type="float" office:value="0.0018204208109842412">
            <text:p>0,0018204208109842412</text:p>
          </table:table-cell>
          <table:table-cell table:style-name="ACE-0" table:formula="of:=[.F5]-[.E5]" office:value-type="float" office:value="0.0018130041134146596">
            <text:p>0,0018130041134147</text:p>
          </table:table-cell>
          <table:table-cell table:number-columns-repeated="119" table:style-name="ACE-0"/>
        </table:table-row>
        <table:table-row table:style-name="AROW-1">
          <table:table-cell table:style-name="ACE-0" office:value-type="float" office:value="5.5">
            <text:p>5,5</text:p>
          </table:table-cell>
          <table:table-cell table:style-name="ACE-0"/>
          <table:table-cell table:style-name="ACE-0" office:value-type="float" office:value="55">
            <text:p>55</text:p>
          </table:table-cell>
          <table:table-cell table:style-name="ACE-0"/>
          <table:table-cell table:style-name="ACE-0" table:formula="of:=[.A6]/[.C6]" office:value-type="float" office:value="0.10000000000000001">
            <text:p>0,1</text:p>
          </table:table-cell>
          <table:table-cell table:style-name="ACE-0" table:formula="of:=([.A6]+0.59999999999999998/(2*SQRT(6)))/([.C6]+0.59999999999999998/(2*SQRT(6)))" office:value-type="float" office:value="0.10199967507719489">
            <text:p>0,10199967507719489</text:p>
          </table:table-cell>
          <table:table-cell table:style-name="ACE-0" table:formula="of:=([.A6]-0.59999999999999998/(2*SQRT(6)))/([.C6]-0.59999999999999998/(2*SQRT(6)))" office:value-type="float" office:value="0.097991399258710921">
            <text:p>0,09799139925871092</text:p>
          </table:table-cell>
          <table:table-cell table:style-name="ACE-0" table:formula="of:=[.E6]-[.G6]" office:value-type="float" office:value="0.0020086007412890849">
            <text:p>0,002008600741289085</text:p>
          </table:table-cell>
          <table:table-cell table:style-name="ACE-0" table:formula="of:=[.F6]-[.E6]" office:value-type="float" office:value="0.0019996750771948818">
            <text:p>0,001999675077194882</text:p>
          </table:table-cell>
          <table:table-cell table:number-columns-repeated="119" table:style-name="ACE-0"/>
        </table:table-row>
        <table:table-row table:style-name="AROW-1">
          <table:table-cell table:style-name="ACE-0" office:value-type="float" office:value="3.5">
            <text:p>3,5</text:p>
          </table:table-cell>
          <table:table-cell table:style-name="ACE-0"/>
          <table:table-cell table:style-name="ACE-0" office:value-type="float" office:value="45">
            <text:p>45</text:p>
          </table:table-cell>
          <table:table-cell table:style-name="ACE-0"/>
          <table:table-cell table:style-name="ACE-0" table:formula="of:=[.A7]/[.C7]" office:value-type="float" office:value="0.077777777777777779">
            <text:p>0,07777777777777778</text:p>
          </table:table-cell>
          <table:table-cell table:style-name="ACE-0" table:formula="of:=([.A7]+0.59999999999999998/(2*SQRT(6)))/([.C7]+0.59999999999999998/(2*SQRT(6)))" office:value-type="float" office:value="0.080280936014970522">
            <text:p>0,08028093601497052</text:p>
          </table:table-cell>
          <table:table-cell table:style-name="ACE-0" table:formula="of:=([.A7]-0.59999999999999998/(2*SQRT(6)))/([.C7]-0.59999999999999998/(2*SQRT(6)))" office:value-type="float" office:value="0.075260956887939864">
            <text:p>0,07526095688793986</text:p>
          </table:table-cell>
          <table:table-cell table:style-name="ACE-0" table:formula="of:=[.E7]-[.G7]" office:value-type="float" office:value="0.0025168208898379146">
            <text:p>0,0025168208898379146</text:p>
          </table:table-cell>
          <table:table-cell table:style-name="ACE-0" table:formula="of:=[.F7]-[.E7]" office:value-type="float" office:value="0.002503158237192743">
            <text:p>0,002503158237192743</text:p>
          </table:table-cell>
          <table:table-cell table:number-columns-repeated="119" table:style-name="ACE-0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BEZUG!" table:base-cell-address="$'Sheet1'.$A$1"/>
          <table:named-expression table:name="Sheet_Title" table:expression="of:=&quot;Sheet1&quot;" table:base-cell-address="$'Sheet1'.$A$1"/>
        </table:named-expressions>
        <gnm:selections gnm:cursor-col="9" gnm:cursor-row="1">
          <gnm:selection gnm:start-col="9" gnm:start-row="1" gnm:end-col="11" gnm:end-row="3"/>
        </gnm:selections>
      </table:table>
      <table:table table:name="Sheet2" table:style-name="ta-1" table:print="fals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BEZUG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fals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0" table:number-columns-repeated="127"/>
        <table:table-row table:style-name="AROW-1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BEZUG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88188976377953pt" svg:height="21.288188976377953pt" style:dynamic-spacing="true"/>
      </style:header-style>
      <style:footer-style>
        <style:header-footer-properties fo:border="none" style:shadow="none" fo:padding="0pt" fo:margin="0pt" fo:min-height="21.288188976377953pt" svg:height="21.288188976377953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creator>Hauke Hawighorst</dc:creator>
    <dc:date>2017-11-29T17:31:20Z</dc:date>
    <meta:creation-date>2009-04-16T11:32:48Z</meta:creation-date>
    <meta:editing-cycles>3</meta:editing-cycles>
    <meta:editing-duration>PT12M8S</meta:editing-duration>
    <meta:generator>gnumeric/1.12.35</meta:generator>
  </office:meta>
</office:document-meta>
</file>